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17.3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language="en" fo:country="US"/>
    </style:style>
    <style:style style:name="ce6" style:family="table-cell" style:parent-style-name="Default">
      <style:table-cell-properties fo:background-color="#224b12"/>
      <style:text-properties fo:color="#f6f9d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color="#f6f9d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224b12" style:text-align-source="fix" style:repeat-content="false"/>
      <style:paragraph-properties fo:text-align="start" fo:margin-left="0cm"/>
      <style:text-properties fo:color="#f6f9d4" fo:font-weight="bold" style:font-weight-asian="bold" style:font-weight-complex="bold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11"/>
        <table:table-row table:style-name="ro1">
          <table:table-cell table:style-name="ce1" office:value-type="string" calcext:value-type="string">
            <text:p>Power draw she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Very unscientific test of power draw of various machines that made an appearance in an Ex-IT guy video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 calcext:value-type="string">
            <text:p>Machine</text:p>
          </table:table-cell>
          <table:table-cell table:style-name="ce9" office:value-type="string" calcext:value-type="string">
            <text:p>Idle power draw (W)</text:p>
          </table:table-cell>
          <table:table-cell table:style-name="ce9" office:value-type="string" calcext:value-type="string">
            <text:p>Load power draw (w)</text:p>
          </table:table-cell>
          <table:table-cell table:style-name="ce12" office:value-type="string" calcext:value-type="string">
            <text:p>Hardware configuration</text:p>
          </table:table-cell>
        </table:table-row>
        <table:table-row table:style-name="ro2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.862cm" draw:caption-point-x="-0.61cm" draw:caption-point-y="1.365cm">
              <dc:date>2024-05-28T00:00:00</dc:date>
              <text:p text:style-name="P1"><text:span text:style-name="T1">Running Batocera</text:span>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.862cm" draw:caption-point-x="-0.61cm" draw:caption-point-y="1.365cm">
              <dc:date>2024-05-28T00:00:00</dc:date>
              <text:p text:style-name="P1"><text:span text:style-name="T1">Trying to run a game</text:span></text:p>
            </office:annotation>
            <text:p>3.5</text:p>
          </table:table-cell>
          <table:table-cell/>
        </table:table-row>
        <table:table-row table:style-name="ro2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1.169cm" draw:caption-point-x="-0.61cm" draw:caption-point-y="1.51cm">
              <dc:date>2024-05-28T00:00:00</dc:date>
              <text:p text:style-name="P1"><text:span text:style-name="T1">Running OpenMandriva</text:span>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1.169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2">
          <table:table-cell office:value-type="string" calcext:value-type="string">
            <text:p>Intel N100 NUC</text:p>
          </table:table-cell>
          <table:table-cell office:value-type="string" calcext:value-type="string">
            <office:annotation draw:style-name="gr1" draw:text-style-name="P2" svg:width="2.899cm" svg:height="1.799cm" svg:x="11.321cm" svg:y="1.62cm" draw:caption-point-x="-0.61cm" draw:caption-point-y="1.51cm">
              <dc:date>2024-05-28T00:00:00</dc:date>
              <text:p text:style-name="P1"><text:span text:style-name="T1">Running Batocera</text:span>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1.62cm" draw:caption-point-x="-0.61cm" draw:caption-point-y="1.51cm">
              <dc:date>2024-05-28T00:00:00</dc:date>
              <text:p text:style-name="P1"><text:span text:style-name="T1">Running DOOM 2016 demo at 720p</text:span></text:p>
            </office:annotation>
            <text:p>17.7</text:p>
          </table:table-cell>
          <table:table-cell office:value-type="string" calcext:value-type="string">
            <text:p>Intel N100 NUC, 16GB ram</text:p>
          </table:table-cell>
        </table:table-row>
        <table:table-row table:style-name="ro2">
          <table:table-cell office:value-type="string" calcext:value-type="string">
            <text:p>Chuwi LarkBox X</text:p>
          </table:table-cell>
          <table:table-cell office:value-type="string" calcext:value-type="string">
            <office:annotation draw:style-name="gr1" draw:text-style-name="P2" svg:width="2.899cm" svg:height="1.799cm" svg:x="11.321cm" svg:y="2.072cm" draw:caption-point-x="-0.61cm" draw:caption-point-y="1.51cm">
              <dc:date>2024-06-02T00:00:00</dc:date>
              <text:p text:style-name="P1"><text:span text:style-name="T1">Running just Windows 11 Home edition</text:span></text:p>
            </office:annotation>
            <text:p>5.5</text:p>
          </table:table-cell>
          <table:table-cell office:value-type="string" calcext:value-type="string">
            <office:annotation draw:style-name="gr1" draw:text-style-name="P2" svg:width="2.899cm" svg:height="1.799cm" svg:x="15.32cm" svg:y="2.072cm" draw:caption-point-x="-0.61cm" draw:caption-point-y="1.51cm">
              <dc:date>2024-06-02T00:00:00</dc:date>
              <text:p text:style-name="P1"><text:span text:style-name="T1">Rendering a 1080p video in DaVinci Resolve</text:span></text:p>
            </office:annotation>
            <text:p>21.5</text:p>
          </table:table-cell>
          <table:table-cell office:value-type="string" calcext:value-type="string">
            <text:p>Intel N100 NUC, 12GB ram</text:p>
          </table:table-cell>
        </table:table-row>
        <table:table-row table:style-name="ro2">
          <table:table-cell office:value-type="string" calcext:value-type="string">
            <text:p>iMac (early 2008)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2.523cm" draw:caption-point-x="-0.61cm" draw:caption-point-y="1.51cm">
              <dc:date>2024-05-28T00:00:00</dc:date>
              <text:p text:style-name="P1"><text:span text:style-name="T1">MacOS login screen</text:span></text:p>
            </office:annotation>
            <text:p>111</text:p>
          </table:table-cell>
          <table:table-cell office:value-type="string" calcext:value-type="string">
            <office:annotation draw:style-name="gr1" draw:text-style-name="P2" svg:width="2.899cm" svg:height="1.799cm" svg:x="15.32cm" svg:y="2.523cm" draw:caption-point-x="-0.61cm" draw:caption-point-y="1.51cm">
              <dc:date>2024-06-03T00:00:00</dc:date>
              <text:p text:style-name="P1"><text:span text:style-name="T1">I was trying to keep the graphics card alive...</text:span></text:p>
            </office:annotation>
            <text:p>untested</text:p>
          </table:table-cell>
          <table:table-cell office:value-type="string" calcext:value-type="string">
            <text:p>iMac 8,1 1.0 / Intel Core2Duo E8435 @ 3.066Ghz / GeForce 8800M GTS / 4GB ram</text:p>
          </table:table-cell>
        </table:table-row>
        <table:table-row table:style-name="ro2">
          <table:table-cell office:value-type="string" calcext:value-type="string">
            <text:p>Fujitsu Primergy TX100 S3</text:p>
          </table:table-cell>
          <table:table-cell office:value-type="string" calcext:value-type="string">
            <office:annotation draw:style-name="gr1" draw:text-style-name="P2" svg:width="2.899cm" svg:height="1.799cm" svg:x="11.321cm" svg:y="3.12cm" draw:caption-point-x="-0.61cm" draw:caption-point-y="1.365cm">
              <dc:date>2024-05-28T00:00:00</dc:date>
              <text:p text:style-name="P1"><text:span text:style-name="T1">Running Linux mint</text:span></text:p>
            </office:annotation>
            <text:p>31.2</text:p>
          </table:table-cell>
          <table:table-cell office:value-type="string" calcext:value-type="string">
            <office:annotation draw:style-name="gr3" draw:text-style-name="P2" svg:width="2.899cm" svg:height="2.176cm" svg:x="15.32cm" svg:y="2.975cm" draw:caption-point-x="-0.61cm" draw:caption-point-y="1.51cm">
              <dc:date>2024-06-03T00:00:00</dc:date>
              <text:p text:style-name="P1"><text:span text:style-name="T1">Desktop was so slow it didn’t make any sense to do a load test like this.</text:span></text:p>
            </office:annotation>
            <text:p>untested</text:p>
          </table:table-cell>
          <table:table-cell office:value-type="string" calcext:value-type="string">
            <text:p>Quadcore Xeon E31220 @ 3.1Ghz / AMD ES1000 graphics / 28GB ddr3 / 1 harddrive connecte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HD3650</text:p>
          </table:table-cell>
          <table:table-cell office:value-type="string" calcext:value-type="string">
            <office:annotation draw:style-name="gr1" draw:text-style-name="P2" svg:width="2.899cm" svg:height="1.799cm" svg:x="11.321cm" svg:y="3.427cm" draw:caption-point-x="-0.61cm" draw:caption-point-y="1.51cm">
              <dc:date>2024-05-28T00:00:00</dc:date>
              <text:p text:style-name="P1"><text:span text:style-name="T1">Running Linux mint</text:span>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3.427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 office:value-type="string" calcext:value-type="string">
            <text:p>Same but with a Radeon HD3650 graphics car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GTX 1050Ti</text:p>
          </table:table-cell>
          <table:table-cell office:value-type="string" calcext:value-type="string">
            <office:annotation draw:style-name="gr1" draw:text-style-name="P2" svg:width="2.899cm" svg:height="1.799cm" svg:x="11.321cm" svg:y="3.878cm" draw:caption-point-x="-0.61cm" draw:caption-point-y="1.51cm">
              <dc:date>2024-06-03T00:00:00</dc:date>
              <text:p text:style-name="P1"><text:span text:style-name="T1">Running Linux Mint</text:span></text:p>
            </office:annotation>
            <text:p>36.3</text:p>
          </table:table-cell>
          <table:table-cell office:value-type="float" office:value="133" calcext:value-type="float">
            <office:annotation draw:style-name="gr1" draw:text-style-name="P2" svg:width="2.899cm" svg:height="1.799cm" svg:x="15.32cm" svg:y="3.878cm" draw:caption-point-x="-0.61cm" draw:caption-point-y="1.51cm">
              <dc:date>2024-06-03T00:00:00</dc:date>
              <text:p text:style-name="P1"><text:span text:style-name="T1">Running DOOM 2016 demo</text:span></text:p>
            </office:annotation>
            <text:p>133</text:p>
          </table:table-cell>
          <table:table-cell office:value-type="string" calcext:value-type="string">
            <text:p>Same but with a GeForce RTX 1050Ti graphics card</text:p>
          </table:table-cell>
        </table:table-row>
        <table:table-row table:style-name="ro2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4.33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4.33cm" draw:caption-point-x="-0.61cm" draw:caption-point-y="1.51cm">
              <dc:date>2024-05-28T00:00:00</dc:date>
              <text:p text:style-name="P1"><text:span text:style-name="T1">Updating the system while playing SuperTuxKart at 1080p</text:span></text:p>
            </office:annotation>
            <text:p>305</text:p>
          </table:table-cell>
          <table:table-cell/>
        </table:table-row>
        <table:table-row table:style-name="ro2">
          <table:table-cell office:value-type="string" calcext:value-type="string">
            <text:p>Mac Pro 1,1 / HD3650</text:p>
          </table:table-cell>
          <table:table-cell office:value-type="float" office:value="198" calcext:value-type="float">
            <office:annotation draw:style-name="gr1" draw:text-style-name="P2" svg:width="2.899cm" svg:height="1.799cm" svg:x="11.321cm" svg:y="4.781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198</text:p>
          </table:table-cell>
          <table:table-cell office:value-type="float" office:value="217" calcext:value-type="float">
            <office:annotation draw:style-name="gr1" draw:text-style-name="P2" svg:width="2.899cm" svg:height="1.799cm" svg:x="15.32cm" svg:y="4.781cm" draw:caption-point-x="-0.61cm" draw:caption-point-y="1.51cm">
              <dc:date>2024-05-28T00:00:00</dc:date>
              <text:p text:style-name="P1"><text:span text:style-name="T1">Running SuperTuxKart at 1080p</text:span></text:p>
            </office:annotation>
            <text:p>217</text:p>
          </table:table-cell>
          <table:table-cell/>
        </table:table-row>
        <table:table-row table:style-name="ro2">
          <table:table-cell office:value-type="string" calcext:value-type="string">
            <text:p>Mac Pro 1,1 / GTX 1050Ti</text:p>
          </table:table-cell>
          <table:table-cell office:value-type="float" office:value="175" calcext:value-type="float">
            <office:annotation draw:style-name="gr1" draw:text-style-name="P2" svg:width="2.899cm" svg:height="1.799cm" svg:x="11.321cm" svg:y="5.233cm" draw:caption-point-x="-0.61cm" draw:caption-point-y="1.51cm">
              <dc:date>2024-06-03T00:00:00</dc:date>
              <text:p text:style-name="P1"><text:span text:style-name="T1">Running Arch Linux</text:span></text:p>
            </office:annotation>
            <text:p>175</text:p>
          </table:table-cell>
          <table:table-cell office:value-type="string" calcext:value-type="string">
            <text:p>untested</text:p>
          </table:table-cell>
          <table:table-cell/>
        </table:table-row>
        <table:table-row table:style-name="ro2">
          <table:table-cell office:value-type="string" calcext:value-type="string">
            <text:p>Mac Pro 1,1 X1900 + GTX 1050Ti</text:p>
          </table:table-cell>
          <table:table-cell office:value-type="float" office:value="216" calcext:value-type="float">
            <office:annotation draw:style-name="gr1" draw:text-style-name="P2" svg:width="2.899cm" svg:height="1.799cm" svg:x="11.321cm" svg:y="5.684cm" draw:caption-point-x="-0.61cm" draw:caption-point-y="1.51cm">
              <dc:date>2024-06-25T00:00:00</dc:date>
              <text:p text:style-name="P1"><text:span text:style-name="T1">Running Arch Linux</text:span></text:p>
            </office:annotation>
            <text:p>216</text:p>
          </table:table-cell>
          <table:table-cell office:value-type="float" office:value="280" calcext:value-type="float">
            <office:annotation draw:style-name="gr1" draw:text-style-name="P2" svg:width="2.899cm" svg:height="1.799cm" svg:x="15.32cm" svg:y="5.684cm" draw:caption-point-x="-0.61cm" draw:caption-point-y="1.51cm">
              <dc:date>2024-06-25T00:00:00</dc:date>
              <text:p text:style-name="P1"><text:span text:style-name="T1">Running DOOM 2016</text:span></text:p>
            </office:annotation>
            <text:p>280</text:p>
          </table:table-cell>
          <table:table-cell/>
        </table:table-row>
        <table:table-row table:style-name="ro2">
          <table:table-cell office:value-type="string" calcext:value-type="string">
            <text:p>IBM Thinkpad A22m</text:p>
          </table:table-cell>
          <table:table-cell office:value-type="float" office:value="18" calcext:value-type="float">
            <office:annotation draw:style-name="gr1" draw:text-style-name="P2" svg:width="2.899cm" svg:height="1.799cm" svg:x="11.321cm" svg:y="6.136cm" draw:caption-point-x="-0.61cm" draw:caption-point-y="1.51cm">
              <dc:date>2024-05-28T00:00:00</dc:date>
              <text:p text:style-name="P1"><text:span text:style-name="T1">Running MCNLive Cherbourg</text:span></text:p>
            </office:annotation>
            <text:p>18</text:p>
          </table:table-cell>
          <table:table-cell office:value-type="string" calcext:value-type="string">
            <office:annotation draw:style-name="gr1" draw:text-style-name="P2" svg:width="2.899cm" svg:height="1.799cm" svg:x="15.32cm" svg:y="6.136cm" draw:caption-point-x="-0.61cm" draw:caption-point-y="1.51cm">
              <dc:date>2024-05-28T00:00:00</dc:date>
              <text:p text:style-name="P1"><text:span text:style-name="T1">Running a fork bomb</text:span></text:p>
            </office:annotation>
            <text:p>41.6</text:p>
          </table:table-cell>
          <table:table-cell office:value-type="string" calcext:value-type="string">
            <text:p>Pentium III @ 1Ghz / ATI Rage Mobility / 256MB ram</text:p>
          </table:table-cell>
        </table:table-row>
        <table:table-row table:style-name="ro2">
          <table:table-cell office:value-type="string" calcext:value-type="string">
            <text:p>Dell Wyse Dx0Q Thin Client</text:p>
          </table:table-cell>
          <table:table-cell office:value-type="string" calcext:value-type="string">
            <office:annotation draw:style-name="gr1" draw:text-style-name="P2" svg:width="2.899cm" svg:height="1.799cm" svg:x="11.321cm" svg:y="6.587cm" draw:caption-point-x="-0.61cm" draw:caption-point-y="1.51cm">
              <dc:date>2024-09-10T00:00:00</dc:date>
              <text:p text:style-name="P1">Running Mageia Linux</text:p>
            </office:annotation>
            <text:p>10.5</text:p>
          </table:table-cell>
          <table:table-cell office:value-type="string" calcext:value-type="string">
            <office:annotation draw:style-name="gr1" draw:text-style-name="P2" svg:width="2.899cm" svg:height="1.799cm" svg:x="15.32cm" svg:y="6.587cm" draw:caption-point-x="-0.61cm" draw:caption-point-y="1.51cm">
              <dc:date>2024-09-10T00:00:00</dc:date>
              <text:p text:style-name="P1">Trying hard to run Doom 2016 @ 1080p</text:p>
            </office:annotation>
            <text:p>18.5</text:p>
          </table:table-cell>
          <table:table-cell office:value-type="string" calcext:value-type="string">
            <text:p>AMD GX-415GA @ 1.5Ghz / 16GB ram</text:p>
          </table:table-cell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Blad1.A4:Blad1.D15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-00-0000</text:date>, <text:time style:data-style-name="N2" text:time-value="21:52:53.02170029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34:26.238609650</meta:creation-date>
    <dc:date>2024-09-10T21:55:04.851832624</dc:date>
    <meta:editing-duration>PT4H23M39S</meta:editing-duration>
    <meta:editing-cycles>18</meta:editing-cycles>
    <meta:generator>LibreOffice/7.5.9.2$MacOSX_AARCH64 LibreOffice_project/cdeefe45c17511d326101eed8008ac4092f278a9</meta:generator>
    <meta:document-statistic meta:table-count="1" meta:cell-count="56" meta:object-count="0"/>
  </office:meta>
</office:document-meta>
</file>